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ae69" officeooo:paragraph-rsid="0006ae6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06ae69" officeooo:paragraph-rsid="0006ae69"/>
    </style:style>
    <style:style style:name="P7" style:family="paragraph" style:parent-style-name="Text_20_body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White Box Testing</text:span> (Teste de Caixa Branca) é uma técnica de teste de software que examina a <text:span text:style-name="Strong_20_Emphasis">estrutura interna, o código-fonte e a lógica</text:span> de um sistema. Diferentemente do <text:span text:style-name="Emphasis">Black Box Testing</text:span>, que foca em entradas e saídas, o <text:span text:style-name="Emphasis">White Box Testing</text:span> exige conhecimento profundo do código para verificar seu funcionamento interno, como fluxos de controle, estruturas de dados e algoritmos.</text:p>
      <text:p text:style-name="Horizontal_20_Line"/>
      <text:h text:style-name="Heading_20_3" text:outline-level="3"><text:span text:style-name="Strong_20_Emphasis">Características Principais</text:span></text:h>
      <text:p text:style-name="Text_20_body">✔ <text:span text:style-name="Strong_20_Emphasis">Focado no código</text:span> – Analisa linhas de código, condições, loops e estruturas internas.<text:line-break/>✔ <text:span text:style-name="Strong_20_Emphasis">Requer conhecimento técnico</text:span> – Desenvolvedores ou testadores especializados geralmente o executam.<text:line-break/>✔ <text:span text:style-name="Strong_20_Emphasis">Baseado em cobertura de código</text:span> – Objetiva testar o máximo possível de caminhos lógicos.</text:p>
      <text:p text:style-name="Horizontal_20_Line"/>
      <text:h text:style-name="Heading_20_3" text:outline-level="3"><text:span text:style-name="Strong_20_Emphasis">Técnicas Comuns</text:span></text:h>
      <text:list xml:id="list2154459763" text:style-name="L1">
        <text:list-item>
          <text:p text:style-name="P3"><text:span text:style-name="Strong_20_Emphasis">Teste de Cobertura de Código</text:span></text:p>
          <text:list>
            <text:list-item>
              <text:p text:style-name="P3"><text:span text:style-name="Strong_20_Emphasis">Cobertura de Declarações</text:span> – Verifica se todas as linhas de código foram executadas.</text:p>
            </text:list-item>
            <text:list-item>
              <text:p text:style-name="P3"><text:span text:style-name="Strong_20_Emphasis">Cobertura de Ramos (Condições)</text:span> – Testa todos os possíveis resultados de condições (ex.: <text:span text:style-name="Source_20_Text">if-else</text:span>).</text:p>
            </text:list-item>
            <text:list-item>
              <text:p text:style-name="P3"><text:span text:style-name="Strong_20_Emphasis">Cobertura de Caminhos</text:span> – Analisa todas as trajetórias possíveis no fluxo do programa.</text:p>
            </text:list-item>
          </text:list>
        </text:list-item>
        <text:list-item>
          <text:p text:style-name="P3"><text:span text:style-name="Strong_20_Emphasis">Teste de Loop</text:span></text:p>
          <text:list>
            <text:list-item>
              <text:p text:style-name="P3">Verifica loops (<text:span text:style-name="Source_20_Text">for</text:span>, <text:span text:style-name="Source_20_Text">while</text:span>) com diferentes iterações (zero, uma e múltiplas vezes).</text:p>
            </text:list-item>
          </text:list>
        </text:list-item>
        <text:list-item>
          <text:p text:style-name="P3"><text:span text:style-name="Strong_20_Emphasis">Teste Baseado em Mutação (Mutation Testing)</text:span></text:p>
          <text:list>
            <text:list-item>
              <text:p text:style-name="P3">Introduz pequenas alterações no código (<text:span text:style-name="Emphasis">mutantes</text:span>) para verificar se os testes os detectam.</text:p>
            </text:list-item>
          </text:list>
        </text:list-item>
        <text:list-item>
          <text:p text:style-name="P3"><text:span text:style-name="Strong_20_Emphasis">Análise Estática</text:span></text:p>
          <text:list>
            <text:list-item>
              <text:p text:style-name="P3">Ferramentas automatizadas (ex.: SonarQube) verificam código sem executá-lo.</text:p>
            </text:list-item>
          </text:list>
        </text:list-item>
      </text:list>
      <text:p text:style-name="Horizontal_20_Line"/>
      <text:h text:style-name="Heading_20_3" text:outline-level="3"><text:span text:style-name="Strong_20_Emphasis">Vantagens</text:span></text:h>
      <text:p text:style-name="Text_20_body">✅ <text:span text:style-name="Strong_20_Emphasis">Detalhado e preciso</text:span> – Encontra erros complexos que testes de caixa preta não identificariam.<text:line-break/>✅ <text:span text:style-name="Strong_20_Emphasis">Otimiza o código</text:span> – Revela redundâncias, más práticas e vulnerabilidades.<text:line-break/>✅ <text:span text:style-name="Strong_20_Emphasis">Alta cobertura</text:span> – Garante que a maior parte do código seja testada.</text:p>
      <text:p text:style-name="Horizontal_20_Line"/>
      <text:h text:style-name="Heading_20_3" text:outline-level="3"><text:span text:style-name="Strong_20_Emphasis">Desvantagens</text:span></text:h>
      <text:p text:style-name="Text_20_body">❌ <text:span text:style-name="Strong_20_Emphasis">Complexo e caro</text:span> – Exige desenvolvedores experientes e tempo para análise.<text:line-break/>❌ <text:span text:style-name="Strong_20_Emphasis">Não valida requisitos do usuário</text:span> – Pode passar por cima de falhas de usabilidade ou lógica de negócios.<text:line-break/><text:soft-page-break/>❌ <text:span text:style-name="Strong_20_Emphasis">Depende do conhecimento do código</text:span> – Se o sistema for muito grande, pode ser inviável testar tudo.</text:p>
      <text:p text:style-name="Horizontal_20_Line"/>
      <text:h text:style-name="Heading_20_3" text:outline-level="3"><text:span text:style-name="Strong_20_Emphasis">Quando Usar?</text:span></text:h>
      <text:list xml:id="list860030177" text:style-name="L2">
        <text:list-item>
          <text:p text:style-name="P4"><text:span text:style-name="Strong_20_Emphasis">Em fases iniciais de desenvolvimento</text:span> (testes unitários e de integração).</text:p>
        </text:list-item>
        <text:list-item>
          <text:p text:style-name="P4"><text:span text:style-name="Strong_20_Emphasis">Para sistemas críticos</text:span> (segurança, bancos, saúde), onde bugs podem ter grandes impactos.</text:p>
        </text:list-item>
        <text:list-item>
          <text:p text:style-name="P4"><text:span text:style-name="Strong_20_Emphasis">Quando é necessário alta confiabilidade</text:span> (ex.: algoritmos complexos).</text:p>
        </text:list-item>
      </text:list>
      <text:p text:style-name="Horizontal_20_Line"/>
      <text:h text:style-name="Heading_20_3" text:outline-level="3"><text:span text:style-name="Strong_20_Emphasis">Exemplo Prático</text:span></text:h>
      <text:p text:style-name="Text_20_body">Um desenvolvedor testa uma função que calcula desconto:</text:p>
      <text:p text:style-name="P7">python</text:p>
      <text:p text:style-name="Preformatted_20_Text">def calcular_desconto(valor, eh_cliente_vip): <text:s/></text:p>
      <text:p text:style-name="Preformatted_20_Text"><text:s text:c="4"/>if eh_cliente_vip: <text:s/></text:p>
      <text:p text:style-name="Preformatted_20_Text"><text:s text:c="8"/>return valor * 0.9 <text:s/># 10% de desconto <text:s/></text:p>
      <text:p text:style-name="Preformatted_20_Text"><text:s text:c="4"/>else: <text:s/></text:p>
      <text:p text:style-name="P2"><text:s text:c="8"/>return valor <text:s/></text:p>
      <text:p text:style-name="Text_20_body"><text:span text:style-name="Strong_20_Emphasis">Testes de Caixa Branca:</text:span></text:p>
      <text:list xml:id="list592765722" text:style-name="L3">
        <text:list-item>
          <text:p text:style-name="P5">Verifica se ambas as condições (<text:span text:style-name="Source_20_Text">eh_cliente_vip = True/False</text:span>) são executadas.</text:p>
        </text:list-item>
        <text:list-item>
          <text:p text:style-name="P5">Garante que o cálculo (valor * 0.9) está correto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<text:span text:style-name="Strong_20_Emphasis">White Box Testing</text:span> é essencial para garantir a robustez interna do software, mas deve ser combinado com outras técnicas (<text:span text:style-name="Emphasis">Black Box</text:span> e <text:span text:style-name="Emphasis">Gray Box</text:span>) para uma validação completa. É a escolha ideal para cenários onde <text:span text:style-name="Strong_20_Emphasis">qualidade interna e segurança</text:span> são prioritária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4:52.957340098</meta:creation-date>
    <dc:date>2025-05-05T16:27:40.713362688</dc:date>
    <meta:editing-duration>PT1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413" meta:character-count="2745" meta:non-whitespace-character-count="2335"/>
  </office:meta>
</office:document-meta>
</file>